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0c040e" officeooo:paragraph-rsid="000c040e"/>
    </style:style>
    <style:style style:name="P2" style:family="paragraph" style:parent-style-name="Standard">
      <style:paragraph-properties fo:text-align="justify" style:justify-single-word="false"/>
      <style:text-properties fo:language="ru" fo:country="RU" officeooo:rsid="000c040e" officeooo:paragraph-rsid="000c040e"/>
    </style:style>
    <style:style style:name="P3" style:family="paragraph" style:parent-style-name="Standard">
      <style:paragraph-properties fo:text-align="justify" style:justify-single-word="false"/>
      <style:text-properties fo:language="ru" fo:country="RU" officeooo:rsid="000c51bf" officeooo:paragraph-rsid="000c51bf"/>
    </style:style>
    <style:style style:name="P4" style:family="paragraph" style:parent-style-name="Standard">
      <style:paragraph-properties fo:text-align="justify" style:justify-single-word="false"/>
      <style:text-properties fo:language="ru" fo:country="RU" officeooo:rsid="000cfa73" officeooo:paragraph-rsid="000cfa73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rsid="000c51bf" officeooo:paragraph-rsid="000c51bf"/>
    </style:style>
    <style:style style:name="P6" style:family="paragraph" style:parent-style-name="Standard">
      <style:paragraph-properties fo:text-align="justify" style:justify-single-word="false"/>
      <style:text-properties officeooo:paragraph-rsid="000c51b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51bf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c040e"/>
    </style:style>
    <style:style style:name="T5" style:family="text">
      <style:text-properties fo:language="ru" fo:country="RU" officeooo:rsid="000c51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Грамматика побитовых выражений</text:p>
      <text:p text:style-name="P1"/>
      <text:p text:style-name="P1">Операторы:</text:p>
      <text:p text:style-name="P2">1. ! - отрицание;</text:p>
      <text:p text:style-name="P2">2. <text:s/><text:span text:style-name="T1">~ - </text:span>дополнение;</text:p>
      <text:p text:style-name="P2">3. <text:span text:style-name="T1">&amp; - </text:span>и</text:p>
      <text:p text:style-name="P2">4. <text:span text:style-name="T1">| - </text:span>или</text:p>
      <text:p text:style-name="P2">5. <text:span text:style-name="T1">^ - </text:span>исключающее или</text:p>
      <text:p text:style-name="P1">Приоритеты:</text:p>
      <text:p text:style-name="P2">1. ! И <text:span text:style-name="T1">~ - </text:span>префиксные унарные операторы</text:p>
      <text:p text:style-name="P2">2. <text:span text:style-name="T1">^ </text:span>над <text:span text:style-name="T1">|</text:span></text:p>
      <text:p text:style-name="P2"><text:span text:style-name="T1">3. &amp; </text:span>над <text:span text:style-name="T1">^</text:span></text:p>
      <text:p text:style-name="P2"><text:span text:style-name="T1"/></text:p>
      <text:p text:style-name="P2"><text:span text:style-name="T1"/></text:p>
      <text:p text:style-name="P2">Выражение:</text:p>
      <text:p text:style-name="P2">Терм</text:p>
      <text:p text:style-name="P2">Выражение <text:span text:style-name="T1">| </text:span>Терм</text:p>
      <text:p text:style-name="P2"/>
      <text:p text:style-name="P2">Терм:</text:p>
      <text:p text:style-name="P2">Первичное_выражение</text:p>
      <text:p text:style-name="P6"><text:span text:style-name="T4">Первичное_выражение </text:span><text:span text:style-name="T2">^ </text:span><text:span text:style-name="T5">Т</text:span><text:span text:style-name="T4">ерм</text:span></text:p>
      <text:p text:style-name="P6"><text:span text:style-name="T4"/></text:p>
      <text:p text:style-name="P3">Первичное_выражение:</text:p>
      <text:p text:style-name="P3">Переменная</text:p>
      <text:p text:style-name="P3">Первичное_выражение <text:span text:style-name="T1">&amp; </text:span>Переменная</text:p>
      <text:p text:style-name="P3"/>
      <text:p text:style-name="P3">Переменная:</text:p>
      <text:p text:style-name="P3">Символ</text:p>
      <text:p text:style-name="P5">“(” <text:span text:style-name="T3">Выражение «)»</text:span></text:p>
      <text:p text:style-name="P3">«!» Символ</text:p>
      <text:p text:style-name="P3">«<text:span text:style-name="T1">~</text:span>» Символ</text:p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28S</meta:editing-duration>
    <meta:editing-cycles>4</meta:editing-cycles>
    <meta:generator>LibreOffice/5.2.3.3$Windows_x86 LibreOffice_project/d54a8868f08a7b39642414cf2c8ef2f228f780cf</meta:generator>
    <dc:date>2016-11-16T20:05:32.909000000</dc:date>
    <meta:document-statistic meta:table-count="0" meta:image-count="0" meta:object-count="0" meta:page-count="1" meta:paragraph-count="25" meta:word-count="66" meta:character-count="382" meta:non-whitespace-character-count="340"/>
    <meta:user-defined meta:name="Info 1"/>
    <meta:user-defined meta:name="Info 2"/>
    <meta:user-defined meta:name="Info 3"/>
    <meta:user-defined meta:name="Info 4"/>
  </office:meta>
</office:document-meta>
</file>